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Heading_20_1">
      <style:paragraph-properties fo:margin-left="0in" fo:margin-right="0in" fo:margin-top="0.1665in" fo:margin-bottom="0.0835in" style:contextual-spacing="false" fo:text-align="start" style:justify-single-word="false" fo:orphans="2" fo:widows="2" fo:text-indent="0in" style:auto-text-indent="false" style:writing-mode="lr-tb"/>
    </style:style>
    <style:style style:name="P2" style:family="paragraph" style:parent-style-name="Heading_20_2">
      <style:paragraph-properties fo:margin-left="0in" fo:margin-right="0in" fo:text-align="start" style:justify-single-word="false" fo:orphans="2" fo:widows="2" fo:text-indent="0in" style:auto-text-indent="false" style:writing-mode="lr-tb"/>
    </style:style>
    <style:style style:name="P3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 style:writing-mode="lr-tb"/>
    </style:style>
    <style:style style:name="P4" style:family="paragraph" style:parent-style-name="Heading_20_3">
      <style:paragraph-properties fo:margin-left="0in" fo:margin-right="0in" fo:text-align="start" style:justify-single-word="false" fo:orphans="2" fo:widows="2" fo:text-indent="0in" style:auto-text-indent="false" style:writing-mode="lr-tb"/>
    </style:style>
    <style:style style:name="P5" style:family="paragraph" style:parent-style-name="Text_20_body" style:list-style-name="WWNum1">
      <style:paragraph-properties fo:margin-left="0.6484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.6484in"/>
        </style:tab-stops>
      </style:paragraph-properties>
    </style:style>
    <style:style style:name="P6" style:family="paragraph" style:parent-style-name="Text_20_body" style:list-style-name="WWNum1">
      <style:paragraph-properties fo:margin-left="0.6484in" fo:margin-right="0in" fo:text-align="start" style:justify-single-word="false" fo:orphans="2" fo:widows="2" fo:text-indent="0in" style:auto-text-indent="false" style:writing-mode="lr-tb">
        <style:tab-stops>
          <style:tab-stop style:position="0.6484in"/>
        </style:tab-stops>
      </style:paragraph-properties>
    </style:style>
    <style:style style:name="P7" style:family="paragraph" style:parent-style-name="Heading_20_4">
      <style:paragraph-properties fo:margin-left="0in" fo:margin-right="0in" fo:text-align="start" style:justify-single-word="false" fo:orphans="2" fo:widows="2" fo:text-indent="0in" style:auto-text-indent="false" style:writing-mode="lr-tb"/>
    </style:style>
    <style:style style:name="P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 style:writing-mode="lr-tb"/>
    </style:style>
    <style:style style:name="P9" style:family="paragraph" style:parent-style-name="Preformatted_20_Text">
      <style:paragraph-properties fo:text-align="start" style:justify-single-word="false" fo:orphans="2" fo:widows="2" fo:text-indent="0in" style:auto-text-indent="false" style:writing-mode="lr-tb"/>
    </style:style>
    <style:style style:name="P10" style:family="paragraph" style:parent-style-name="Preformatted_20_Text">
      <style:paragraph-properties fo:margin-top="0in" fo:margin-bottom="0.1965in" style:contextual-spacing="false" fo:text-align="start" style:justify-single-word="false" fo:orphans="2" fo:widows="2" fo:text-indent="0in" style:auto-text-indent="false" style:writing-mode="lr-tb"/>
    </style:style>
    <style:style style:name="P11" style:family="paragraph" style:parent-style-name="Text_20_body" style:list-style-name="WWNum2">
      <style:paragraph-properties fo:margin-left="0.6484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.6484in"/>
        </style:tab-stops>
      </style:paragraph-properties>
    </style:style>
    <style:style style:name="P12" style:family="paragraph" style:parent-style-name="Text_20_body" style:list-style-name="WWNum2">
      <style:paragraph-properties fo:margin-left="0.6484in" fo:margin-right="0in" fo:text-align="start" style:justify-single-word="false" fo:orphans="2" fo:widows="2" fo:text-indent="0in" style:auto-text-indent="false" style:writing-mode="lr-tb">
        <style:tab-stops>
          <style:tab-stop style:position="0.6484in"/>
        </style:tab-stops>
      </style:paragraph-properties>
    </style:style>
    <style:style style:name="P13" style:family="paragraph" style:parent-style-name="Text_20_body" style:list-style-name="WWNum3">
      <style:paragraph-properties fo:margin-left="0.6484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.6484in"/>
        </style:tab-stops>
      </style:paragraph-properties>
    </style:style>
    <style:style style:name="P14" style:family="paragraph" style:parent-style-name="Text_20_body" style:list-style-name="WWNum3">
      <style:paragraph-properties fo:margin-left="0.6484in" fo:margin-right="0in" fo:text-align="start" style:justify-single-word="false" fo:orphans="2" fo:widows="2" fo:text-indent="0in" style:auto-text-indent="false" style:writing-mode="lr-tb">
        <style:tab-stops>
          <style:tab-stop style:position="0.6484in"/>
        </style:tab-stops>
      </style:paragraph-properties>
    </style:style>
    <style:style style:name="P15" style:family="paragraph" style:parent-style-name="Text_20_body" style:list-style-name="WWNum4">
      <style:paragraph-properties fo:margin-left="0.6484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.6484in"/>
        </style:tab-stops>
      </style:paragraph-properties>
    </style:style>
    <style:style style:name="P16" style:family="paragraph" style:parent-style-name="Text_20_body" style:list-style-name="WWNum4">
      <style:paragraph-properties fo:margin-left="0.6484in" fo:margin-right="0in" fo:text-align="start" style:justify-single-word="false" fo:orphans="2" fo:widows="2" fo:text-indent="0in" style:auto-text-indent="false" style:writing-mode="lr-tb">
        <style:tab-stops>
          <style:tab-stop style:position="0.6484in"/>
        </style:tab-stops>
      </style:paragraph-properties>
    </style:style>
    <style:style style:name="P17" style:family="paragraph" style:parent-style-name="Text_20_body" style:list-style-name="WWNum5">
      <style:paragraph-properties fo:margin-left="0.6484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.6484in"/>
        </style:tab-stops>
      </style:paragraph-properties>
    </style:style>
    <style:style style:name="P18" style:family="paragraph" style:parent-style-name="Text_20_body" style:list-style-name="WWNum5">
      <style:paragraph-properties fo:margin-left="0.6484in" fo:margin-right="0in" fo:text-align="start" style:justify-single-word="false" fo:orphans="2" fo:widows="2" fo:text-indent="0in" style:auto-text-indent="false" style:writing-mode="lr-tb">
        <style:tab-stops>
          <style:tab-stop style:position="0.6484in"/>
        </style:tab-stops>
      </style:paragraph-properties>
    </style:style>
    <style:style style:name="P19" style:family="paragraph" style:parent-style-name="Text_20_body" style:list-style-name="WWNum6">
      <style:paragraph-properties fo:margin-left="0.6484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.6484in"/>
        </style:tab-stops>
      </style:paragraph-properties>
    </style:style>
    <style:style style:name="P20" style:family="paragraph" style:parent-style-name="Text_20_body" style:list-style-name="WWNum6">
      <style:paragraph-properties fo:margin-left="0.6484in" fo:margin-right="0in" fo:text-align="start" style:justify-single-word="false" fo:orphans="2" fo:widows="2" fo:text-indent="0in" style:auto-text-indent="false" style:writing-mode="lr-tb">
        <style:tab-stops>
          <style:tab-stop style:position="0.6484in"/>
        </style:tab-stops>
      </style:paragraph-properties>
    </style:style>
    <style:style style:name="P21" style:family="paragraph" style:parent-style-name="Text_20_body" style:list-style-name="WWNum7">
      <style:paragraph-properties fo:margin-left="0.6484in" fo:margin-right="0in" fo:text-align="start" style:justify-single-word="false" fo:orphans="2" fo:widows="2" fo:text-indent="0in" style:auto-text-indent="false" style:writing-mode="lr-tb">
        <style:tab-stops>
          <style:tab-stop style:position="0.6484in"/>
        </style:tab-stops>
      </style:paragraph-properties>
    </style:style>
    <style:style style:name="P22" style:family="paragraph" style:parent-style-name="Text_20_body" style:list-style-name="WWNum7">
      <style:paragraph-properties fo:margin-left="1.2972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1.2972in"/>
        </style:tab-stops>
      </style:paragraph-properties>
    </style:style>
    <style:style style:name="P23" style:family="paragraph" style:parent-style-name="Text_20_body" style:list-style-name="WWNum7">
      <style:paragraph-properties fo:margin-left="1.2972in" fo:margin-right="0in" fo:text-align="start" style:justify-single-word="false" fo:orphans="2" fo:widows="2" fo:text-indent="0in" style:auto-text-indent="false" style:writing-mode="lr-tb">
        <style:tab-stops>
          <style:tab-stop style:position="1.2972in"/>
        </style:tab-stops>
      </style:paragraph-properties>
    </style:style>
    <style:style style:name="P24" style:family="paragraph" style:parent-style-name="Text_20_body" style:list-style-name="WWNum8">
      <style:paragraph-properties fo:margin-left="0.6484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.6484in"/>
        </style:tab-stops>
      </style:paragraph-properties>
    </style:style>
    <style:style style:name="P25" style:family="paragraph" style:parent-style-name="Text_20_body" style:list-style-name="WWNum8">
      <style:paragraph-properties fo:margin-left="0.6484in" fo:margin-right="0in" fo:text-align="start" style:justify-single-word="false" fo:orphans="2" fo:widows="2" fo:text-indent="0in" style:auto-text-indent="false" style:writing-mode="lr-tb">
        <style:tab-stops>
          <style:tab-stop style:position="0.6484in"/>
        </style:tab-stops>
      </style:paragraph-properties>
    </style:style>
    <style:style style:name="P26" style:family="paragraph" style:parent-style-name="Text_20_body" style:list-style-name="WWNum9">
      <style:paragraph-properties fo:margin-left="0.6484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.6484in"/>
        </style:tab-stops>
      </style:paragraph-properties>
    </style:style>
    <style:style style:name="P27" style:family="paragraph" style:parent-style-name="Text_20_body" style:list-style-name="WWNum9">
      <style:paragraph-properties fo:margin-left="0.6484in" fo:margin-right="0in" fo:text-align="start" style:justify-single-word="false" fo:orphans="2" fo:widows="2" fo:text-indent="0in" style:auto-text-indent="false" style:writing-mode="lr-tb">
        <style:tab-stops>
          <style:tab-stop style:position="0.6484in"/>
        </style:tab-stops>
      </style:paragraph-properties>
    </style:style>
    <style:style style:name="P28" style:family="paragraph" style:parent-style-name="Text_20_body" style:list-style-name="WWNum10">
      <style:paragraph-properties fo:margin-left="0.6484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.6484in"/>
        </style:tab-stops>
      </style:paragraph-properties>
    </style:style>
    <style:style style:name="P29" style:family="paragraph" style:parent-style-name="Text_20_body" style:list-style-name="WWNum10">
      <style:paragraph-properties fo:margin-left="0.6484in" fo:margin-right="0in" fo:text-align="start" style:justify-single-word="false" fo:orphans="2" fo:widows="2" fo:text-indent="0in" style:auto-text-indent="false" style:writing-mode="lr-tb">
        <style:tab-stops>
          <style:tab-stop style:position="0.6484in"/>
        </style:tab-stops>
      </style:paragraph-properties>
    </style:style>
    <style:style style:name="P30" style:family="paragraph" style:parent-style-name="Text_20_body" style:list-style-name="WWNum11">
      <style:paragraph-properties fo:margin-left="0.6484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.6484in"/>
        </style:tab-stops>
      </style:paragraph-properties>
    </style:style>
    <style:style style:name="P31" style:family="paragraph" style:parent-style-name="Text_20_body" style:list-style-name="WWNum11">
      <style:paragraph-properties fo:margin-left="0.6484in" fo:margin-right="0in" fo:text-align="start" style:justify-single-word="false" fo:orphans="2" fo:widows="2" fo:text-indent="0in" style:auto-text-indent="false" style:writing-mode="lr-tb">
        <style:tab-stops>
          <style:tab-stop style:position="0.6484in"/>
        </style:tab-stops>
      </style:paragraph-properties>
    </style:style>
    <style:style style:name="P32" style:family="paragraph" style:parent-style-name="Text_20_body" style:list-style-name="WWNum12">
      <style:paragraph-properties fo:margin-left="0.6484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.6484in"/>
        </style:tab-stops>
      </style:paragraph-properties>
    </style:style>
    <style:style style:name="P33" style:family="paragraph" style:parent-style-name="Text_20_body" style:list-style-name="WWNum12">
      <style:paragraph-properties fo:margin-left="0.6484in" fo:margin-right="0in" fo:text-align="start" style:justify-single-word="false" fo:orphans="2" fo:widows="2" fo:text-indent="0in" style:auto-text-indent="false" style:writing-mode="lr-tb">
        <style:tab-stops>
          <style:tab-stop style:position="0.6484in"/>
        </style:tab-stops>
      </style:paragraph-properties>
    </style:style>
    <style:style style:name="P34" style:family="paragraph" style:parent-style-name="Text_20_body" style:list-style-name="WWNum13">
      <style:paragraph-properties fo:margin-left="0.6484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.6484in"/>
        </style:tab-stops>
      </style:paragraph-properties>
    </style:style>
    <style:style style:name="P35" style:family="paragraph" style:parent-style-name="Text_20_body" style:list-style-name="WWNum13">
      <style:paragraph-properties fo:margin-left="0.6484in" fo:margin-right="0in" fo:text-align="start" style:justify-single-word="false" fo:orphans="2" fo:widows="2" fo:text-indent="0in" style:auto-text-indent="false" style:writing-mode="lr-tb">
        <style:tab-stops>
          <style:tab-stop style:position="0.6484in"/>
        </style:tab-stops>
      </style:paragraph-properties>
    </style:style>
    <style:style style:name="P36" style:family="paragraph" style:parent-style-name="Text_20_body" style:list-style-name="WWNum14">
      <style:paragraph-properties fo:margin-left="0.6484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.6484in"/>
        </style:tab-stops>
      </style:paragraph-properties>
    </style:style>
    <style:style style:name="P37" style:family="paragraph" style:parent-style-name="Text_20_body" style:list-style-name="WWNum14">
      <style:paragraph-properties fo:margin-left="0.6484in" fo:margin-right="0in" fo:text-align="start" style:justify-single-word="false" fo:orphans="2" fo:widows="2" fo:text-indent="0in" style:auto-text-indent="false" style:writing-mode="lr-tb">
        <style:tab-stops>
          <style:tab-stop style:position="0.6484in"/>
        </style:tab-stops>
      </style:paragraph-properties>
    </style:style>
    <style:style style:name="P38" style:family="paragraph" style:parent-style-name="Text_20_body" style:list-style-name="WWNum15">
      <style:paragraph-properties fo:margin-left="0.6484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.6484in"/>
        </style:tab-stops>
      </style:paragraph-properties>
    </style:style>
    <style:style style:name="P39" style:family="paragraph" style:parent-style-name="Text_20_body" style:list-style-name="WWNum15">
      <style:paragraph-properties fo:margin-left="0.6484in" fo:margin-right="0in" fo:text-align="start" style:justify-single-word="false" fo:orphans="2" fo:widows="2" fo:text-indent="0in" style:auto-text-indent="false" style:writing-mode="lr-tb">
        <style:tab-stops>
          <style:tab-stop style:position="0.6484in"/>
        </style:tab-stops>
      </style:paragraph-properties>
    </style:style>
    <style:style style:name="P40" style:family="paragraph" style:parent-style-name="Text_20_body" style:list-style-name="WWNum16">
      <style:paragraph-properties fo:margin-left="0.6484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.6484in"/>
        </style:tab-stops>
      </style:paragraph-properties>
    </style:style>
    <style:style style:name="P41" style:family="paragraph" style:parent-style-name="Text_20_body" style:list-style-name="WWNum16">
      <style:paragraph-properties fo:margin-left="0.6484in" fo:margin-right="0in" fo:text-align="start" style:justify-single-word="false" fo:orphans="2" fo:widows="2" fo:text-indent="0in" style:auto-text-indent="false" style:writing-mode="lr-tb">
        <style:tab-stops>
          <style:tab-stop style:position="0.6484in"/>
        </style:tab-stops>
      </style:paragraph-properties>
    </style:style>
    <style:style style:name="P42" style:family="paragraph" style:parent-style-name="Text_20_body" style:list-style-name="WWNum17">
      <style:paragraph-properties fo:margin-left="0.6484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.6484in"/>
        </style:tab-stops>
      </style:paragraph-properties>
    </style:style>
    <style:style style:name="P43" style:family="paragraph" style:parent-style-name="Text_20_body" style:list-style-name="WWNum17">
      <style:paragraph-properties fo:margin-left="0.6484in" fo:margin-right="0in" fo:text-align="start" style:justify-single-word="false" fo:orphans="2" fo:widows="2" fo:text-indent="0in" style:auto-text-indent="false" style:writing-mode="lr-tb">
        <style:tab-stops>
          <style:tab-stop style:position="0.6484in"/>
        </style:tab-stops>
      </style:paragraph-properties>
    </style:style>
    <style:style style:name="P44" style:family="paragraph" style:parent-style-name="Text_20_body" style:list-style-name="WWNum18">
      <style:paragraph-properties fo:margin-left="0.6484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.6484in"/>
        </style:tab-stops>
      </style:paragraph-properties>
    </style:style>
    <style:style style:name="P45" style:family="paragraph" style:parent-style-name="Text_20_body" style:list-style-name="WWNum18">
      <style:paragraph-properties fo:margin-left="0.6484in" fo:margin-right="0in" fo:text-align="start" style:justify-single-word="false" fo:orphans="2" fo:widows="2" fo:text-indent="0in" style:auto-text-indent="false" style:writing-mode="lr-tb">
        <style:tab-stops>
          <style:tab-stop style:position="0.6484in"/>
        </style:tab-stops>
      </style:paragraph-properties>
    </style:style>
    <style:style style:name="P46" style:family="paragraph" style:parent-style-name="Text_20_body" style:list-style-name="WWNum19">
      <style:paragraph-properties fo:margin-left="0.6484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.6484in"/>
        </style:tab-stops>
      </style:paragraph-properties>
    </style:style>
    <style:style style:name="P47" style:family="paragraph" style:parent-style-name="Text_20_body" style:list-style-name="WWNum19">
      <style:paragraph-properties fo:margin-left="0.6484in" fo:margin-right="0in" fo:text-align="start" style:justify-single-word="false" fo:orphans="2" fo:widows="2" fo:text-indent="0in" style:auto-text-indent="false" style:writing-mode="lr-tb">
        <style:tab-stops>
          <style:tab-stop style:position="0.6484in"/>
        </style:tab-stops>
      </style:paragraph-properties>
    </style:style>
    <style:style style:name="P48" style:family="paragraph" style:parent-style-name="Text_20_body" style:list-style-name="WWNum20">
      <style:paragraph-properties fo:margin-left="0.6484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.6484in"/>
        </style:tab-stops>
      </style:paragraph-properties>
    </style:style>
    <style:style style:name="P49" style:family="paragraph" style:parent-style-name="Text_20_body" style:list-style-name="WWNum20">
      <style:paragraph-properties fo:margin-left="0.6484in" fo:margin-right="0in" fo:text-align="start" style:justify-single-word="false" fo:orphans="2" fo:widows="2" fo:text-indent="0in" style:auto-text-indent="false" style:writing-mode="lr-tb">
        <style:tab-stops>
          <style:tab-stop style:position="0.6484in"/>
        </style:tab-stops>
      </style:paragraph-properties>
    </style:style>
    <style:style style:name="P50" style:family="paragraph" style:parent-style-name="Standard">
      <style:paragraph-properties fo:text-align="start" style:justify-single-word="false" style:writing-mode="lr-tb"/>
    </style:style>
    <style:style style:name="T1" style:family="text">
      <style:text-properties fo:font-variant="normal" fo:text-transform="none" fo:color="#222222" loext:opacity="100%" fo:font-family="Arial, Helvetica, sans-serif" style:font-family-generic="roman" style:font-pitch="variable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222222" loext:opacity="100%" fo:font-family="Arial, Helvetica, sans-serif" style:font-family-generic="roman" style:font-pitch="variable" fo:font-size="12pt" fo:letter-spacing="normal" fo:font-style="normal" fo:font-weight="normal" style:font-size-asian="12pt" style:font-style-asian="normal" style:font-weight-asian="normal"/>
    </style:style>
    <style:style style:name="T3" style:family="text">
      <style:text-properties fo:font-variant="normal" fo:text-transform="none" fo:color="#222222" loext:opacity="100%" fo:letter-spacing="normal" fo:font-style="normal" fo:font-weight="normal" style:font-style-asian="normal" style:font-weight-asian="normal"/>
    </style:style>
    <style:style style:name="T4" style:family="text">
      <style:text-properties fo:font-variant="normal" fo:text-transform="none" fo:color="#222222" loext:opacity="100%" fo:letter-spacing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loext:marker-style-name="T1"><text:span text:style-name="T1">Letter of Intent Automation Utility - Development Prompt</text:span><text:span text:style-name="T1"/></text:h>
      <text:h text:style-name="P2" text:outline-level="2" loext:marker-style-name="T1"><text:span text:style-name="T1">Project Overview</text:span><text:span text:style-name="T1"/></text:h>
      <text:p text:style-name="P3" loext:marker-style-name="T2"><text:span text:style-name="T2">Create an automated system that generates customized Letters of Intent (LOI) for VP Racing Branded Supply Agreements by integrating Less Annoying CRM form data with a standardized template, then facilitating electronic signature collection.</text:span><text:span text:style-name="T2"/></text:p>
      <text:h text:style-name="P2" text:outline-level="2" loext:marker-style-name="T1"><text:span text:style-name="T1">System Requirements</text:span><text:span text:style-name="T1"/></text:h>
      <text:h text:style-name="P4" text:outline-level="3" loext:marker-style-name="T1"><text:span text:style-name="T1">Core Functionality</text:span><text:span text:style-name="T1"/></text:h>
      <text:list text:style-name="WWNum1">
        <text:list-item>
          <text:p text:style-name="P5"><text:span text:style-name="Strong_20_Emphasis"><text:span text:style-name="T2">CRM Integration</text:span></text:span><text:span text:style-name="T2">: Connect to Less Annoying CRM API to retrieve LOI form submissions</text:span></text:p>
        </text:list-item>
        <text:list-item>
          <text:p text:style-name="P5"><text:span text:style-name="Strong_20_Emphasis"><text:span text:style-name="T2">Document Generation</text:span></text:span><text:span text:style-name="T2">: Populate LOI template with CRM form data</text:span></text:p>
        </text:list-item>
        <text:list-item>
          <text:p text:style-name="P5"><text:span text:style-name="Strong_20_Emphasis"><text:span text:style-name="T2">Cloud Storage</text:span></text:span><text:span text:style-name="T2">: Save completed LOIs to Google Drive</text:span></text:p>
        </text:list-item>
        <text:list-item>
          <text:p text:style-name="P5"><text:span text:style-name="Strong_20_Emphasis"><text:span text:style-name="T2">E-Signature</text:span></text:span><text:span text:style-name="T2">: Send documents via Sign.com (or alternative) for customer signature</text:span></text:p>
        </text:list-item>
        <text:list-item>
          <text:p text:style-name="P6"><text:span text:style-name="Strong_20_Emphasis"><text:span text:style-name="T2">Workflow Management</text:span></text:span><text:span text:style-name="T2">: Track document status and completion</text:span></text:p>
        </text:list-item>
      </text:list>
      <text:h text:style-name="P4" text:outline-level="3" loext:marker-style-name="T1"><text:span text:style-name="T1">Technical Architecture</text:span><text:span text:style-name="T1"/></text:h>
      <text:h text:style-name="P7" text:outline-level="4" loext:marker-style-name="T2"><text:span text:style-name="T2">Data Flow</text:span><text:span text:style-name="T2"/></text:h>
      <text:p text:style-name="P8"><text:span text:style-name="Source_20_Text"><text:span text:style-name="T3">Less Annoying CRM Form → API Retrieval → Template Population → </text:span></text:span></text:p>
      <text:p text:style-name="P9"><text:span text:style-name="Source_20_Text"><text:span text:style-name="T3">Google Drive Storage → E-Signature Service → Customer Email → </text:span></text:span></text:p>
      <text:p text:style-name="P10"><text:span text:style-name="Source_20_Text"><text:span text:style-name="T3">Status Tracking → Completion Notification</text:span></text:span></text:p>
      <text:h text:style-name="P7" text:outline-level="4" loext:marker-style-name="T2"><text:span text:style-name="T2">Integration Points</text:span><text:span text:style-name="T2"/></text:h>
      <text:list text:style-name="WWNum2">
        <text:list-item>
          <text:p text:style-name="P11"><text:span text:style-name="Strong_20_Emphasis"><text:span text:style-name="T2">Less Annoying CRM API</text:span></text:span><text:span text:style-name="T2">: Form data retrieval</text:span></text:p>
        </text:list-item>
        <text:list-item>
          <text:p text:style-name="P11"><text:span text:style-name="Strong_20_Emphasis"><text:span text:style-name="T2">Google Drive API</text:span></text:span><text:span text:style-name="T2">: Document storage and management</text:span></text:p>
        </text:list-item>
        <text:list-item>
          <text:p text:style-name="P11"><text:span text:style-name="Strong_20_Emphasis"><text:span text:style-name="T2">Sign.com API</text:span></text:span><text:span text:style-name="T2"> (or DocuSign/Adobe Sign): E-signature workflow</text:span></text:p>
        </text:list-item>
        <text:list-item>
          <text:p text:style-name="P12"><text:span text:style-name="Strong_20_Emphasis"><text:span text:style-name="T2">Email Service</text:span></text:span><text:span text:style-name="T2">: Notifications and document delivery</text:span></text:p>
        </text:list-item>
      </text:list>
      <text:h text:style-name="P2" text:outline-level="2" loext:marker-style-name="T1"><text:span text:style-name="T1">Required Form Fields from Less Annoying CRM</text:span><text:span text:style-name="T1"/></text:h>
      <text:h text:style-name="P4" text:outline-level="3" loext:marker-style-name="T1"><text:span text:style-name="T1">Customer Information</text:span><text:span text:style-name="T1"/></text:h>
      <text:list text:style-name="WWNum3">
        <text:list-item>
          <text:p text:style-name="P13" loext:marker-style-name="T2"><text:span text:style-name="T2">Company/Business Name</text:span><text:span text:style-name="T2"/></text:p>
        </text:list-item>
        <text:list-item>
          <text:p text:style-name="P13" loext:marker-style-name="T2"><text:span text:style-name="T2">Contact Person Name and Title</text:span><text:span text:style-name="T2"/></text:p>
        </text:list-item>
        <text:list-item>
          <text:p text:style-name="P13" loext:marker-style-name="T2"><text:span text:style-name="T2">Business Address (Street, City, State, ZIP)</text:span><text:span text:style-name="T2"/></text:p>
        </text:list-item>
        <text:list-item>
          <text:p text:style-name="P13" loext:marker-style-name="T2"><text:span text:style-name="T2">Email Address</text:span><text:span text:style-name="T2"/></text:p>
        </text:list-item>
        <text:list-item>
          <text:p text:style-name="P14" loext:marker-style-name="T2"><text:span text:style-name="T2">Phone Number</text:span><text:span text:style-name="T2"/></text:p>
        </text:list-item>
      </text:list>
      <text:h text:style-name="P4" text:outline-level="3" loext:marker-style-name="T1"><text:soft-page-break/><text:span text:style-name="T1">Fuel Supply Details</text:span><text:span text:style-name="T1"/></text:h>
      <text:list text:style-name="WWNum4">
        <text:list-item>
          <text:p text:style-name="P15" loext:marker-style-name="T2"><text:span text:style-name="T2">Monthly Gasoline Volume (gallons)</text:span><text:span text:style-name="T2"/></text:p>
        </text:list-item>
        <text:list-item>
          <text:p text:style-name="P15" loext:marker-style-name="T2"><text:span text:style-name="T2">Monthly Diesel Volume (gallons)</text:span><text:span text:style-name="T2"/></text:p>
        </text:list-item>
        <text:list-item>
          <text:p text:style-name="P15" loext:marker-style-name="T2"><text:span text:style-name="T2">Current Fuel Supplier</text:span><text:span text:style-name="T2"/></text:p>
        </text:list-item>
        <text:list-item>
          <text:p text:style-name="P16" loext:marker-style-name="T2"><text:span text:style-name="T2">Estimated Conversion Date</text:span><text:span text:style-name="T2"/></text:p>
        </text:list-item>
      </text:list>
      <text:h text:style-name="P4" text:outline-level="3" loext:marker-style-name="T1"><text:span text:style-name="T1">Financial Information</text:span><text:span text:style-name="T1"/></text:h>
      <text:list text:style-name="WWNum5">
        <text:list-item>
          <text:p text:style-name="P17" loext:marker-style-name="T2"><text:span text:style-name="T2">Image Funding Amount</text:span><text:span text:style-name="T2"/></text:p>
        </text:list-item>
        <text:list-item>
          <text:p text:style-name="P17" loext:marker-style-name="T2"><text:span text:style-name="T2">Incentive Funding Amount</text:span><text:span text:style-name="T2"/></text:p>
        </text:list-item>
        <text:list-item>
          <text:p text:style-name="P18" loext:marker-style-name="T2"><text:span text:style-name="T2">Total Estimated Incentives</text:span><text:span text:style-name="T2"/></text:p>
        </text:list-item>
      </text:list>
      <text:h text:style-name="P4" text:outline-level="3" loext:marker-style-name="T1"><text:span text:style-name="T1">Project Specifications</text:span><text:span text:style-name="T1"/></text:h>
      <text:list text:style-name="WWNum6">
        <text:list-item>
          <text:p text:style-name="P19" loext:marker-style-name="T2"><text:span text:style-name="T2">Canopy Installation Required (Yes/No)</text:span><text:span text:style-name="T2"/></text:p>
        </text:list-item>
        <text:list-item>
          <text:p text:style-name="P19" loext:marker-style-name="T2"><text:span text:style-name="T2">Current Branding to Remove</text:span><text:span text:style-name="T2"/></text:p>
        </text:list-item>
        <text:list-item>
          <text:p text:style-name="P20" loext:marker-style-name="T2"><text:span text:style-name="T2">Special Requirements/Notes</text:span><text:span text:style-name="T2"/></text:p>
        </text:list-item>
      </text:list>
      <text:h text:style-name="P2" text:outline-level="2" loext:marker-style-name="T1"><text:span text:style-name="T1">Template Mapping</text:span><text:span text:style-name="T1"/></text:h>
      <text:h text:style-name="P4" text:outline-level="3" loext:marker-style-name="T1"><text:span text:style-name="T1">Document Fields to Populate</text:span><text:span text:style-name="T1"/></text:h>
      <text:p text:style-name="P3" loext:marker-style-name="T2"><text:span text:style-name="T2">Based on the provided VP Racing LOI template, map CRM fields to:</text:span><text:span text:style-name="T2"/></text:p>
      <text:list text:style-name="WWNum7">
        <text:list-item>
          <text:p text:style-name="P21"><text:span text:style-name="Strong_20_Emphasis"><text:span text:style-name="T2">Header Section</text:span></text:span></text:p>
          <text:list>
            <text:list-item>
              <text:p text:style-name="P22" loext:marker-style-name="T2"><text:span text:style-name="T2">Customer Site Name → Business Name</text:span><text:span text:style-name="T2"/></text:p>
            </text:list-item>
            <text:list-item>
              <text:p text:style-name="P22" loext:marker-style-name="T2"><text:span text:style-name="T2">Dealer Address → Business Address</text:span><text:span text:style-name="T2"/></text:p>
            </text:list-item>
          </text:list>
        </text:list-item>
        <text:list-item>
          <text:p text:style-name="P21"><text:span text:style-name="Strong_20_Emphasis"><text:span text:style-name="T2">Proposal Section</text:span></text:span></text:p>
          <text:list>
            <text:list-item>
              <text:p text:style-name="P22" loext:marker-style-name="T2"><text:span text:style-name="T2">Monthly fuel volumes → Gasoline/Diesel gallons</text:span><text:span text:style-name="T2"/></text:p>
            </text:list-item>
            <text:list-item>
              <text:p text:style-name="P22" loext:marker-style-name="T2"><text:span text:style-name="T2">Agreement duration (default: 10 years)</text:span><text:span text:style-name="T2"/></text:p>
            </text:list-item>
          </text:list>
        </text:list-item>
        <text:list-item>
          <text:p text:style-name="P21"><text:span text:style-name="Strong_20_Emphasis"><text:span text:style-name="T2">Incentives Section</text:span></text:span></text:p>
          <text:list>
            <text:list-item>
              <text:p text:style-name="P22" loext:marker-style-name="T2"><text:span text:style-name="T2">Image Funding Value → Image Funding Amount</text:span><text:span text:style-name="T2"/></text:p>
            </text:list-item>
            <text:list-item>
              <text:p text:style-name="P22" loext:marker-style-name="T2"><text:span text:style-name="T2">Incentive Funding Value → Incentive Funding Amount</text:span><text:span text:style-name="T2"/></text:p>
            </text:list-item>
            <text:list-item>
              <text:p text:style-name="P22" loext:marker-style-name="T2"><text:span text:style-name="T2">Total Estimated Incentives → Sum calculation</text:span><text:span text:style-name="T2"/></text:p>
            </text:list-item>
          </text:list>
        </text:list-item>
        <text:list-item>
          <text:p text:style-name="P21"><text:span text:style-name="Strong_20_Emphasis"><text:span text:style-name="T2">Signature Section</text:span></text:span></text:p>
          <text:list>
            <text:list-item>
              <text:p text:style-name="P22" loext:marker-style-name="T2"><text:span text:style-name="T2">Dealer Name → Contact Person Name</text:span><text:span text:style-name="T2"/></text:p>
            </text:list-item>
            <text:list-item>
              <text:p text:style-name="P22" loext:marker-style-name="T2"><text:span text:style-name="T2">Dealer Title → Contact Person Title</text:span><text:span text:style-name="T2"/></text:p>
            </text:list-item>
            <text:list-item>
              <text:p text:style-name="P23" loext:marker-style-name="T2"><text:span text:style-name="T2">Current Date → Auto-generated</text:span><text:span text:style-name="T2"/></text:p>
            </text:list-item>
          </text:list>
        </text:list-item>
      </text:list>
      <text:h text:style-name="P2" text:outline-level="2" loext:marker-style-name="T1"><text:span text:style-name="T1">System Features</text:span><text:span text:style-name="T1"/></text:h>
      <text:h text:style-name="P4" text:outline-level="3" loext:marker-style-name="T1"><text:span text:style-name="T1">Document Generation</text:span><text:span text:style-name="T1"/></text:h>
      <text:list text:style-name="WWNum8">
        <text:list-item>
          <text:p text:style-name="P24"><text:span text:style-name="Strong_20_Emphasis"><text:span text:style-name="T2">Template Engine</text:span></text:span><text:span text:style-name="T2">: Use library like jsPDF, PDFKit, or Google Docs API</text:span></text:p>
        </text:list-item>
        <text:list-item>
          <text:p text:style-name="P24"><text:soft-page-break/><text:span text:style-name="Strong_20_Emphasis"><text:span text:style-name="T2">Field Validation</text:span></text:span><text:span text:style-name="T2">: Ensure all required fields are populated</text:span></text:p>
        </text:list-item>
        <text:list-item>
          <text:p text:style-name="P24"><text:span text:style-name="Strong_20_Emphasis"><text:span text:style-name="T2">Formatting</text:span></text:span><text:span text:style-name="T2">: Maintain professional appearance with logos and branding</text:span></text:p>
        </text:list-item>
        <text:list-item>
          <text:p text:style-name="P25"><text:span text:style-name="Strong_20_Emphasis"><text:span text:style-name="T2">Version Control</text:span></text:span><text:span text:style-name="T2">: Track template versions and updates</text:span></text:p>
        </text:list-item>
      </text:list>
      <text:h text:style-name="P4" text:outline-level="3" loext:marker-style-name="T1"><text:span text:style-name="T1">Google Drive Integration</text:span><text:span text:style-name="T1"/></text:h>
      <text:list text:style-name="WWNum9">
        <text:list-item>
          <text:p text:style-name="P26"><text:span text:style-name="Strong_20_Emphasis"><text:span text:style-name="T2">Folder Structure</text:span></text:span><text:span text:style-name="T2">: Organize by date, customer, or status</text:span></text:p>
        </text:list-item>
        <text:list-item>
          <text:p text:style-name="P26"><text:span text:style-name="Strong_20_Emphasis"><text:span text:style-name="T2">Naming Convention</text:span></text:span><text:span text:style-name="T2">: Standardized file naming (e.g., "LOI_[CustomerName]_[Date]")</text:span></text:p>
        </text:list-item>
        <text:list-item>
          <text:p text:style-name="P26"><text:span text:style-name="Strong_20_Emphasis"><text:span text:style-name="T2">Permissions</text:span></text:span><text:span text:style-name="T2">: Appropriate access controls for team members</text:span></text:p>
        </text:list-item>
        <text:list-item>
          <text:p text:style-name="P27"><text:span text:style-name="Strong_20_Emphasis"><text:span text:style-name="T2">Backup</text:span></text:span><text:span text:style-name="T2">: Automatic file backup and version history</text:span></text:p>
        </text:list-item>
      </text:list>
      <text:h text:style-name="P4" text:outline-level="3" loext:marker-style-name="T1"><text:span text:style-name="T1">E-Signature Workflow</text:span><text:span text:style-name="T1"/></text:h>
      <text:list text:style-name="WWNum10">
        <text:list-item>
          <text:p text:style-name="P28"><text:span text:style-name="Strong_20_Emphasis"><text:span text:style-name="T2">Document Preparation</text:span></text:span><text:span text:style-name="T2">: Convert to e-signature ready format</text:span></text:p>
        </text:list-item>
        <text:list-item>
          <text:p text:style-name="P28"><text:span text:style-name="Strong_20_Emphasis"><text:span text:style-name="T2">Recipient Setup</text:span></text:span><text:span text:style-name="T2">: Customer email and signing requirements</text:span></text:p>
        </text:list-item>
        <text:list-item>
          <text:p text:style-name="P28"><text:span text:style-name="Strong_20_Emphasis"><text:span text:style-name="T2">Reminder System</text:span></text:span><text:span text:style-name="T2">: Automated follow-up emails</text:span></text:p>
        </text:list-item>
        <text:list-item>
          <text:p text:style-name="P29"><text:span text:style-name="Strong_20_Emphasis"><text:span text:style-name="T2">Completion Tracking</text:span></text:span><text:span text:style-name="T2">: Real-time status updates</text:span></text:p>
        </text:list-item>
      </text:list>
      <text:h text:style-name="P4" text:outline-level="3" loext:marker-style-name="T1"><text:span text:style-name="T1">User Interface</text:span><text:span text:style-name="T1"/></text:h>
      <text:list text:style-name="WWNum11">
        <text:list-item>
          <text:p text:style-name="P30"><text:span text:style-name="Strong_20_Emphasis"><text:span text:style-name="T2">Dashboard</text:span></text:span><text:span text:style-name="T2">: View pending, completed, and expired LOIs</text:span></text:p>
        </text:list-item>
        <text:list-item>
          <text:p text:style-name="P30"><text:span text:style-name="Strong_20_Emphasis"><text:span text:style-name="T2">Manual Override</text:span></text:span><text:span text:style-name="T2">: Edit templates or resend documents</text:span></text:p>
        </text:list-item>
        <text:list-item>
          <text:p text:style-name="P30"><text:span text:style-name="Strong_20_Emphasis"><text:span text:style-name="T2">Reporting</text:span></text:span><text:span text:style-name="T2">: Generate summaries and analytics</text:span></text:p>
        </text:list-item>
        <text:list-item>
          <text:p text:style-name="P31"><text:span text:style-name="Strong_20_Emphasis"><text:span text:style-name="T2">Notifications</text:span></text:span><text:span text:style-name="T2">: Alert system for completed signatures</text:span></text:p>
        </text:list-item>
      </text:list>
      <text:h text:style-name="P2" text:outline-level="2" loext:marker-style-name="T1"><text:span text:style-name="T1">Technical Implementation</text:span><text:span text:style-name="T1"/></text:h>
      <text:h text:style-name="P4" text:outline-level="3" loext:marker-style-name="T1"><text:span text:style-name="T1">Backend Development</text:span><text:span text:style-name="T1"/></text:h>
      <text:p text:style-name="P8"><text:span text:style-name="Source_20_Text"><text:span text:style-name="T3">// Pseudo-code structure</text:span></text:span></text:p>
      <text:p text:style-name="P9"><text:span text:style-name="Source_20_Text"><text:span text:style-name="T3">class LOIAutomation {</text:span></text:span></text:p>
      <text:p text:style-name="P9"><text:span text:style-name="Source_20_Text"><text:span text:style-name="T4"><text:s text:c="2"/></text:span></text:span><text:span text:style-name="Source_20_Text"><text:span text:style-name="T3">async retrieveCRMData(formId)</text:span></text:span></text:p>
      <text:p text:style-name="P9"><text:span text:style-name="Source_20_Text"><text:span text:style-name="T4"><text:s text:c="2"/></text:span></text:span><text:span text:style-name="Source_20_Text"><text:span text:style-name="T3">async populateTemplate(crmData, templateId)</text:span></text:span></text:p>
      <text:p text:style-name="P9"><text:span text:style-name="Source_20_Text"><text:span text:style-name="T4"><text:s text:c="2"/></text:span></text:span><text:span text:style-name="Source_20_Text"><text:span text:style-name="T3">async saveToGoogleDrive(document, folder)</text:span></text:span></text:p>
      <text:p text:style-name="P9"><text:span text:style-name="Source_20_Text"><text:span text:style-name="T4"><text:s text:c="2"/></text:span></text:span><text:span text:style-name="Source_20_Text"><text:span text:style-name="T3">async sendForSignature(document, customerEmail)</text:span></text:span></text:p>
      <text:p text:style-name="P9"><text:span text:style-name="Source_20_Text"><text:span text:style-name="T4"><text:s text:c="2"/></text:span></text:span><text:span text:style-name="Source_20_Text"><text:span text:style-name="T3">async trackStatus(documentId)</text:span></text:span></text:p>
      <text:p text:style-name="P10"><text:span text:style-name="Source_20_Text"><text:span text:style-name="T3">}</text:span></text:span></text:p>
      <text:h text:style-name="P4" text:outline-level="3" loext:marker-style-name="T1"><text:span text:style-name="T1">API Integrations</text:span><text:span text:style-name="T1"/></text:h>
      <text:list text:style-name="WWNum12">
        <text:list-item>
          <text:p text:style-name="P32"><text:span text:style-name="Strong_20_Emphasis"><text:span text:style-name="T2">Less Annoying CRM</text:span></text:span><text:span text:style-name="T2">: RESTful API for form data</text:span></text:p>
        </text:list-item>
        <text:list-item>
          <text:p text:style-name="P32"><text:span text:style-name="Strong_20_Emphasis"><text:span text:style-name="T2">Google Drive</text:span></text:span><text:span text:style-name="T2">: Google Drive API v3</text:span></text:p>
        </text:list-item>
        <text:list-item>
          <text:p text:style-name="P32"><text:span text:style-name="Strong_20_Emphasis"><text:span text:style-name="T2">Sign.com</text:span></text:span><text:span text:style-name="T2">: REST API for document management</text:span></text:p>
        </text:list-item>
        <text:list-item>
          <text:p text:style-name="P33"><text:span text:style-name="Strong_20_Emphasis"><text:span text:style-name="T2">Email</text:span></text:span><text:span text:style-name="T2">: SMTP or service like SendGrid</text:span></text:p>
        </text:list-item>
      </text:list>
      <text:h text:style-name="P4" text:outline-level="3" loext:marker-style-name="T1"><text:span text:style-name="T1">Error Handling</text:span><text:span text:style-name="T1"/></text:h>
      <text:list text:style-name="WWNum13">
        <text:list-item>
          <text:p text:style-name="P34"><text:span text:style-name="Strong_20_Emphasis"><text:span text:style-name="T2">API Failures</text:span></text:span><text:span text:style-name="T2">: Retry logic and fallback procedures</text:span></text:p>
        </text:list-item>
        <text:list-item>
          <text:p text:style-name="P34"><text:span text:style-name="Strong_20_Emphasis"><text:span text:style-name="T2">Data Validation</text:span></text:span><text:span text:style-name="T2">: Check for missing or invalid form data</text:span></text:p>
        </text:list-item>
        <text:list-item>
          <text:p text:style-name="P34"><text:span text:style-name="Strong_20_Emphasis"><text:span text:style-name="T2">Document Errors</text:span></text:span><text:span text:style-name="T2">: Handle template population failures</text:span></text:p>
        </text:list-item>
        <text:list-item>
          <text:p text:style-name="P35"><text:soft-page-break/><text:span text:style-name="Strong_20_Emphasis"><text:span text:style-name="T2">Delivery Issues</text:span></text:span><text:span text:style-name="T2">: Track and retry failed email deliveries</text:span></text:p>
        </text:list-item>
      </text:list>
      <text:h text:style-name="P2" text:outline-level="2" loext:marker-style-name="T1"><text:span text:style-name="T1">Security Considerations</text:span><text:span text:style-name="T1"/></text:h>
      <text:list text:style-name="WWNum14">
        <text:list-item>
          <text:p text:style-name="P36"><text:span text:style-name="Strong_20_Emphasis"><text:span text:style-name="T2">API Keys</text:span></text:span><text:span text:style-name="T2">: Secure storage of all API credentials</text:span></text:p>
        </text:list-item>
        <text:list-item>
          <text:p text:style-name="P36"><text:span text:style-name="Strong_20_Emphasis"><text:span text:style-name="T2">Data Encryption</text:span></text:span><text:span text:style-name="T2">: Encrypt sensitive customer information</text:span></text:p>
        </text:list-item>
        <text:list-item>
          <text:p text:style-name="P36"><text:span text:style-name="Strong_20_Emphasis"><text:span text:style-name="T2">Access Control</text:span></text:span><text:span text:style-name="T2">: Role-based permissions for team access</text:span></text:p>
        </text:list-item>
        <text:list-item>
          <text:p text:style-name="P37"><text:span text:style-name="Strong_20_Emphasis"><text:span text:style-name="T2">Audit Trail</text:span></text:span><text:span text:style-name="T2">: Log all document generation and signing activities</text:span></text:p>
        </text:list-item>
      </text:list>
      <text:h text:style-name="P2" text:outline-level="2" loext:marker-style-name="T1"><text:span text:style-name="T1">Deployment Options</text:span><text:span text:style-name="T1"/></text:h>
      <text:list text:style-name="WWNum15">
        <text:list-item>
          <text:p text:style-name="P38"><text:span text:style-name="Strong_20_Emphasis"><text:span text:style-name="T2">Cloud-based</text:span></text:span><text:span text:style-name="T2">: AWS Lambda, Google Cloud Functions, or Azure Functions</text:span></text:p>
        </text:list-item>
        <text:list-item>
          <text:p text:style-name="P38"><text:span text:style-name="Strong_20_Emphasis"><text:span text:style-name="T2">Self-hosted</text:span></text:span><text:span text:style-name="T2">: Node.js application on company servers</text:span></text:p>
        </text:list-item>
        <text:list-item>
          <text:p text:style-name="P39"><text:span text:style-name="Strong_20_Emphasis"><text:span text:style-name="T2">SaaS Integration</text:span></text:span><text:span text:style-name="T2">: Zapier, Microsoft Power Automate, or custom webhooks</text:span></text:p>
        </text:list-item>
      </text:list>
      <text:h text:style-name="P2" text:outline-level="2" loext:marker-style-name="T1"><text:span text:style-name="T1">Testing Requirements</text:span><text:span text:style-name="T1"/></text:h>
      <text:list text:style-name="WWNum16">
        <text:list-item>
          <text:p text:style-name="P40"><text:span text:style-name="Strong_20_Emphasis"><text:span text:style-name="T2">Unit Tests</text:span></text:span><text:span text:style-name="T2">: Individual component functionality</text:span></text:p>
        </text:list-item>
        <text:list-item>
          <text:p text:style-name="P40"><text:span text:style-name="Strong_20_Emphasis"><text:span text:style-name="T2">Integration Tests</text:span></text:span><text:span text:style-name="T2">: End-to-end workflow testing</text:span></text:p>
        </text:list-item>
        <text:list-item>
          <text:p text:style-name="P40"><text:span text:style-name="Strong_20_Emphasis"><text:span text:style-name="T2">User Acceptance</text:span></text:span><text:span text:style-name="T2">: Business stakeholder validation</text:span></text:p>
        </text:list-item>
        <text:list-item>
          <text:p text:style-name="P41"><text:span text:style-name="Strong_20_Emphasis"><text:span text:style-name="T2">Performance Tests</text:span></text:span><text:span text:style-name="T2">: Handle expected volume load</text:span></text:p>
        </text:list-item>
      </text:list>
      <text:h text:style-name="P2" text:outline-level="2" loext:marker-style-name="T1"><text:span text:style-name="T1">Monitoring and Maintenance</text:span><text:span text:style-name="T1"/></text:h>
      <text:list text:style-name="WWNum17">
        <text:list-item>
          <text:p text:style-name="P42"><text:span text:style-name="Strong_20_Emphasis"><text:span text:style-name="T2">Health Checks</text:span></text:span><text:span text:style-name="T2">: Monitor API connections and system status</text:span></text:p>
        </text:list-item>
        <text:list-item>
          <text:p text:style-name="P42"><text:span text:style-name="Strong_20_Emphasis"><text:span text:style-name="T2">Performance Metrics</text:span></text:span><text:span text:style-name="T2">: Track document generation and delivery times</text:span></text:p>
        </text:list-item>
        <text:list-item>
          <text:p text:style-name="P42"><text:span text:style-name="Strong_20_Emphasis"><text:span text:style-name="T2">Error Logging</text:span></text:span><text:span text:style-name="T2">: Comprehensive logging for troubleshooting</text:span></text:p>
        </text:list-item>
        <text:list-item>
          <text:p text:style-name="P43"><text:span text:style-name="Strong_20_Emphasis"><text:span text:style-name="T2">Regular Updates</text:span></text:span><text:span text:style-name="T2">: Keep API integrations and templates current</text:span></text:p>
        </text:list-item>
      </text:list>
      <text:h text:style-name="P2" text:outline-level="2" loext:marker-style-name="T1"><text:span text:style-name="T1">Success Metrics</text:span><text:span text:style-name="T1"/></text:h>
      <text:list text:style-name="WWNum18">
        <text:list-item>
          <text:p text:style-name="P44"><text:span text:style-name="Strong_20_Emphasis"><text:span text:style-name="T2">Processing Time</text:span></text:span><text:span text:style-name="T2">: From CRM form to signature request</text:span></text:p>
        </text:list-item>
        <text:list-item>
          <text:p text:style-name="P44"><text:span text:style-name="Strong_20_Emphasis"><text:span text:style-name="T2">Completion Rate</text:span></text:span><text:span text:style-name="T2">: Percentage of LOIs successfully signed</text:span></text:p>
        </text:list-item>
        <text:list-item>
          <text:p text:style-name="P44"><text:span text:style-name="Strong_20_Emphasis"><text:span text:style-name="T2">Error Reduction</text:span></text:span><text:span text:style-name="T2">: Decrease in manual intervention required</text:span></text:p>
        </text:list-item>
        <text:list-item>
          <text:p text:style-name="P45"><text:span text:style-name="Strong_20_Emphasis"><text:span text:style-name="T2">User Satisfaction</text:span></text:span><text:span text:style-name="T2">: Feedback from sales team and customers</text:span></text:p>
        </text:list-item>
      </text:list>
      <text:h text:style-name="P2" text:outline-level="2" loext:marker-style-name="T1"><text:span text:style-name="T1">Future Enhancements</text:span><text:span text:style-name="T1"/></text:h>
      <text:list text:style-name="WWNum19">
        <text:list-item>
          <text:p text:style-name="P46"><text:span text:style-name="Strong_20_Emphasis"><text:span text:style-name="T2">Mobile App</text:span></text:span><text:span text:style-name="T2">: iOS/Android app for field sales teams</text:span></text:p>
        </text:list-item>
        <text:list-item>
          <text:p text:style-name="P46"><text:span text:style-name="Strong_20_Emphasis"><text:span text:style-name="T2">Advanced Analytics</text:span></text:span><text:span text:style-name="T2">: Customer behavior and conversion tracking</text:span></text:p>
        </text:list-item>
        <text:list-item>
          <text:p text:style-name="P46"><text:span text:style-name="Strong_20_Emphasis"><text:span text:style-name="T2">Template Variations</text:span></text:span><text:span text:style-name="T2">: Multiple LOI types for different scenarios</text:span></text:p>
        </text:list-item>
        <text:list-item>
          <text:p text:style-name="P47"><text:span text:style-name="Strong_20_Emphasis"><text:span text:style-name="T2">CRM Sync</text:span></text:span><text:span text:style-name="T2">: Bi-directional data synchronization</text:span></text:p>
        </text:list-item>
      </text:list>
      <text:h text:style-name="P2" text:outline-level="2" loext:marker-style-name="T1"><text:span text:style-name="T1">Deliverables</text:span><text:span text:style-name="T1"/></text:h>
      <text:list text:style-name="WWNum20">
        <text:list-item>
          <text:p text:style-name="P48"><text:span text:style-name="Strong_20_Emphasis"><text:span text:style-name="T2">Functional Application</text:span></text:span><text:span text:style-name="T2">: Complete automation system</text:span></text:p>
        </text:list-item>
        <text:list-item>
          <text:p text:style-name="P48"><text:soft-page-break/><text:span text:style-name="Strong_20_Emphasis"><text:span text:style-name="T2">Documentation</text:span></text:span><text:span text:style-name="T2">: User guides and technical documentation</text:span></text:p>
        </text:list-item>
        <text:list-item>
          <text:p text:style-name="P48"><text:span text:style-name="Strong_20_Emphasis"><text:span text:style-name="T2">Training Materials</text:span></text:span><text:span text:style-name="T2">: Staff training on system usage</text:span></text:p>
        </text:list-item>
        <text:list-item>
          <text:p text:style-name="P49"><text:span text:style-name="Strong_20_Emphasis"><text:span text:style-name="T2">Support Plan</text:span></text:span><text:span text:style-name="T2">: Ongoing maintenance and support procedures</text:span></text:p>
        </text:list-item>
      </text:list>
      <text:p text:style-name="P3" loext:marker-style-name="T2"><text:span text:style-name="T2">This utility should streamline the LOI process, reduce manual errors, improve customer experience, and provide better tracking and management of fuel supply agreements.</text:span><text:span text:style-name="T2"/></text:p>
      <text:p text:style-name="P5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roman" style:font-pitch="variable" fo:font-size="10pt" style:font-name-asian="NSimSun" style:font-family-asian="NSimSun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SimSun" style:font-family-asian="NSimSun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Bullet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7" style:display-name="ListLabel 3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8" style:display-name="ListLabel 5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1" style:display-name="ListLabel 6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3" style:display-name="ListLabel 6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4" style:display-name="ListLabel 6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7" style:display-name="ListLabel 6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0" style:display-name="ListLabel 7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3" style:display-name="ListLabel 7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5" style:display-name="ListLabel 7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6" style:display-name="ListLabel 7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8" style:display-name="ListLabel 7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9" style:display-name="ListLabel 7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1" style:display-name="ListLabel 8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2" style:display-name="ListLabel 8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5" style:display-name="ListLabel 8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8" style:display-name="ListLabel 8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1" style:display-name="ListLabel 9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3" style:display-name="ListLabel 9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4" style:display-name="ListLabel 9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6" style:display-name="ListLabel 9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9" style:display-name="ListLabel 9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0" style:display-name="ListLabel 10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2" style:display-name="ListLabel 10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5" style:display-name="ListLabel 10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6" style:display-name="ListLabel 10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8" style:display-name="ListLabel 10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9" style:display-name="ListLabel 10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0" style:display-name="ListLabel 11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1" style:display-name="ListLabel 11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2" style:display-name="ListLabel 11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4" style:display-name="ListLabel 11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5" style:display-name="ListLabel 11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6" style:display-name="ListLabel 11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7" style:display-name="ListLabel 11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8" style:display-name="ListLabel 11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9" style:display-name="ListLabel 11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0" style:display-name="ListLabel 12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1" style:display-name="ListLabel 12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3" style:display-name="ListLabel 12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4" style:display-name="ListLabel 12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5" style:display-name="ListLabel 12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6" style:display-name="ListLabel 12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7" style:display-name="ListLabel 13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8" style:display-name="ListLabel 13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9" style:display-name="ListLabel 13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0" style:display-name="ListLabel 14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1" style:display-name="ListLabel 14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2" style:display-name="ListLabel 14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3" style:display-name="ListLabel 14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4" style:display-name="ListLabel 14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5" style:display-name="ListLabel 14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6" style:display-name="ListLabel 14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8" style:display-name="ListLabel 14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9" style:display-name="ListLabel 14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0" style:display-name="ListLabel 15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1" style:display-name="ListLabel 15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2" style:display-name="ListLabel 15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3" style:display-name="ListLabel 15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4" style:display-name="ListLabel 15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5" style:display-name="ListLabel 15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6" style:display-name="ListLabel 15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7" style:display-name="ListLabel 15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8" style:display-name="ListLabel 15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9" style:display-name="ListLabel 15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0" style:display-name="ListLabel 16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1" style:display-name="ListLabel 16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2" style:display-name="ListLabel 16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3" style:display-name="ListLabel 16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4" style:display-name="ListLabel 16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5" style:display-name="ListLabel 16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6" style:display-name="ListLabel 16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7" style:display-name="ListLabel 16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8" style:display-name="ListLabel 16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9" style:display-name="ListLabel 16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0" style:display-name="ListLabel 17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1" style:display-name="ListLabel 17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nothing" fo:margin-left="0.492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nothing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nothing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nothing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nothing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nothing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nothing" fo:margin-left="0.4925in"/>
        </style:list-level-properties>
      </text:list-level-style-number>
      <text:list-level-style-bullet text:level="2" text:style-name="ListLabel_20_56" loext:num-list-format="" style:num-suffix="" text:bullet-char="">
        <style:list-level-properties text:list-level-position-and-space-mode="label-alignment">
          <style:list-level-label-alignment text:label-followed-by="nothing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nothing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nothing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7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7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nothing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nothing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9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9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9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9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nothing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0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0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nothing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nothing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nothing" fo:margin-left="0.4925in"/>
        </style:list-level-properties>
      </text:list-level-style-number>
      <text:list-level-style-number text:level="2" text:style-name="ListLabel_20_128" loext:num-list-format="%2%." style:num-suffix="." style:num-format="1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</text:list-level-style-number>
      <text:list-level-style-number text:level="3" text:style-name="ListLabel_20_129" loext:num-list-format="%3%." style:num-suffix="." style:num-format="1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</text:list-level-style-number>
      <text:list-level-style-number text:level="5" text:style-name="ListLabel_20_131" loext:num-list-format="%5%." style:num-suffix="." style:num-format="1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</text:list-level-style-number>
      <text:list-level-style-number text:level="6" text:style-name="ListLabel_20_132" loext:num-list-format="%6%." style:num-suffix="." style:num-format="1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</text:list-level-style-number>
      <text:list-level-style-number text:level="8" text:style-name="ListLabel_20_134" loext:num-list-format="%8%." style:num-suffix="." style:num-format="1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</text:list-level-style-number>
      <text:list-level-style-number text:level="9" text:style-name="ListLabel_20_135" loext:num-list-format="%9%." style:num-suffix="." style:num-format="1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nothing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nothing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nothing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nothing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nothing" fo:margin-left="0.4925in"/>
        </style:list-level-properties>
      </text:list-level-style-number>
      <text:list-level-style-number text:level="2" text:style-name="ListLabel_20_173" loext:num-list-format="%2%." style:num-suffix="." style:num-format="1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</text:list-level-style-number>
      <text:list-level-style-number text:level="3" text:style-name="ListLabel_20_174" loext:num-list-format="%3%." style:num-suffix="." style:num-format="1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</text:list-level-style-number>
      <text:list-level-style-number text:level="5" text:style-name="ListLabel_20_176" loext:num-list-format="%5%." style:num-suffix="." style:num-format="1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</text:list-level-style-number>
      <text:list-level-style-number text:level="6" text:style-name="ListLabel_20_177" loext:num-list-format="%6%." style:num-suffix="." style:num-format="1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</text:list-level-style-number>
      <text:list-level-style-number text:level="8" text:style-name="ListLabel_20_179" loext:num-list-format="%8%." style:num-suffix="." style:num-format="1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</text:list-level-style-number>
      <text:list-level-style-number text:level="9" text:style-name="ListLabel_20_180" loext:num-list-format="%9%." style:num-suffix="." style:num-format="1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8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8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8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8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8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8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8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05T06:48:45</meta:creation-date>
    <dc:language>en-US</dc:language>
    <dc:date>2025-07-05T06:49:10</dc:date>
    <meta:editing-cycles>1</meta:editing-cycles>
    <meta:editing-duration>P0D</meta:editing-duration>
    <meta:generator>LibreOffice/25.2.4.3$Windows_X86_64 LibreOffice_project/33e196637044ead23f5c3226cde09b47731f7e27</meta:generator>
    <meta:document-statistic meta:table-count="0" meta:image-count="0" meta:object-count="0" meta:page-count="5" meta:paragraph-count="133" meta:word-count="824" meta:character-count="5707" meta:non-whitespace-character-count="5093"/>
    <meta:user-defined meta:name="AppVersion">15.0000</meta:user-defined>
  </office:meta>
</office:document-meta>
</file>